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fo:font-weight="normal" officeooo:rsid="0001905e" officeooo:paragraph-rsid="0001905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50%"/>
      <style:text-properties style:font-name="Liberation Sans" fo:font-size="12pt" fo:font-weight="normal" officeooo:rsid="0001905e" officeooo:paragraph-rsid="0001905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style:font-name="Liberation Sans" fo:font-size="12pt" fo:font-weight="normal" officeooo:rsid="0001fb84" officeooo:paragraph-rsid="0001905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Liberation Sans" fo:font-size="12pt" fo:font-weight="normal" officeooo:rsid="0001fb84" officeooo:paragraph-rsid="0001fb8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fo:color="#009933" style:font-name="Liberation Sans" fo:font-size="12pt" fo:font-weight="bold" officeooo:rsid="0001905e" officeooo:paragraph-rsid="0001905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50%"/>
      <style:text-properties fo:color="#009933" style:font-name="Liberation Sans" fo:font-size="12pt" fo:font-weight="bold" officeooo:rsid="0001fb84" officeooo:paragraph-rsid="0001fb8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fo:color="#009933" style:font-name="Liberation Sans" fo:font-size="12pt" fo:font-weight="bold" officeooo:rsid="0001905e" officeooo:paragraph-rsid="0001905e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9933" style:font-name="Liberation Sans" fo:font-size="24pt" fo:font-weight="bold" officeooo:rsid="0001905e" officeooo:paragraph-rsid="0001905e" style:font-size-asian="24pt" style:font-weight-asian="bold" style:font-size-complex="24pt" style:font-weight-complex="bold"/>
    </style:style>
    <style:style style:name="T1" style:family="text">
      <style:text-properties officeooo:rsid="0001fb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ABLA DE CONTENIDOS</text:p>
      <text:p text:style-name="P1"/>
      <text:p text:style-name="P2">portada1</text:p>
      <text:p text:style-name="P2">portada2</text:p>
      <text:p text:style-name="P5">Agradecimientos</text:p>
      <text:p text:style-name="P2"/>
      <text:p text:style-name="P5">Resumen</text:p>
      <text:p text:style-name="P2"/>
      <text:p text:style-name="P5">Abstract</text:p>
      <text:p text:style-name="P2"/>
      <text:p text:style-name="P7">Tabla de contenidos</text:p>
      <text:p text:style-name="P3"/>
      <text:p text:style-name="P6">Palabras clave</text:p>
      <text:p text:style-name="P3"/>
      <text:p text:style-name="P6">Figuras y tablas</text:p>
      <text:p text:style-name="P3"/>
      <text:p text:style-name="P5">1. Introducción</text:p>
      <text:p text:style-name="P2"/>
      <text:p text:style-name="P5">2. <text:span text:style-name="T1">Máquinas Virtuales</text:span></text:p>
      <text:p text:style-name="P2"/>
      <text:p text:style-name="P6">3. Análisis estático</text:p>
      <text:p text:style-name="P4"/>
      <text:p text:style-name="P6">4. Análisis dinámico</text:p>
      <text:p text:style-name="P4"/>
      <text:p text:style-name="P6">5. BLABLABLA mas temas</text:p>
      <text:p text:style-name="P2"/>
      <text:p text:style-name="P5">Conclusiones</text:p>
      <text:p text:style-name="P2"/>
      <text:p text:style-name="P5">Referencias bibliográficas</text:p>
      <text:p text:style-name="P2"/>
      <text:p text:style-name="P5">Anexos</text:p>
      <text:p text:style-name="P2"/>
      <text:p text:style-name="P2">A. Listado de markets alternativo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6:54:39.171038029</meta:creation-date>
    <dc:date>2019-09-01T17:41:12.950272315</dc:date>
    <meta:editing-duration>PT27M47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8" meta:word-count="40" meta:character-count="290" meta:non-whitespace-character-count="268"/>
  </office:meta>
</office:document-meta>
</file>